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00008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line draw:style-name="gr1" draw:text-style-name="P1" draw:layer="layout" svg:x1="0.42cm" svg:y1="3.3cm" svg:x2="6.42cm" svg:y2="3.3cm">
            <text:p/>
          </draw:line>
          <draw:line draw:style-name="gr1" draw:text-style-name="P1" draw:layer="layout" svg:x1="0.62cm" svg:y1="3.6cm" svg:x2="0.62cm" svg:y2="0.3cm">
            <text:p/>
          </draw:line>
          <draw:frame draw:style-name="gr2" draw:layer="layout" svg:width="0.18cm" svg:height="0.357cm" svg:x="6.52cm" svg:y="3.096cm">
            <draw:text-box>
              <text:p>h</text:p>
            </draw:text-box>
          </draw:frame>
          <draw:frame draw:style-name="gr2" draw:layer="layout" svg:width="0.184cm" svg:height="0.357cm" svg:x="0.32cm" svg:y="0.2cm">
            <draw:text-box>
              <text:p><text:span text:style-name="T1">β</text:span></text:p>
            </draw:text-box>
          </draw:frame>
          <draw:polyline draw:style-name="gr3" draw:text-style-name="P1" draw:layer="layout" svg:width="4.397cm" svg:height="2.515cm" draw:transform="skewX (0.239459173373622) rotate (1.04265969514141) translate (0.62cm 3.3cm)" svg:viewBox="0 0 4398 2516" draw:points="0,0 2968,789 4398,2516">
            <text:p/>
          </draw:polyline>
          <draw:frame draw:style-name="gr2" draw:layer="layout" svg:width="1.89cm" svg:height="0.357cm" svg:x="4.83cm" svg:y="2.1cm">
            <draw:text-box>
              <text:p>ruissellement</text:p>
            </draw:text-box>
          </draw:frame>
          <draw:line draw:style-name="gr4" draw:text-style-name="P1" draw:layer="layout" svg:x1="2.7cm" svg:y1="0.9cm" svg:x2="2.7cm" svg:y2="3.4cm">
            <text:p/>
          </draw:line>
          <draw:line draw:style-name="gr4" draw:text-style-name="P1" draw:layer="layout" svg:x1="0.5cm" svg:y1="1.3cm" svg:x2="2.5cm" svg:y2="1.3cm">
            <text:p/>
          </draw:line>
          <draw:frame draw:style-name="gr2" draw:layer="layout" svg:width="0.18cm" svg:height="0.357cm" svg:x="0.2cm" svg:y="1.135cm">
            <draw:text-box>
              <text:p>1</text:p>
            </draw:text-box>
          </draw:frame>
          <draw:frame draw:style-name="gr2" draw:layer="layout" svg:width="2.343cm" svg:height="0.357cm" svg:x="1.183cm" svg:y="3.4cm">
            <draw:text-box>
              <text:p>max_eau_sol / 2</text:p>
            </draw:text-box>
          </draw:frame>
          <draw:line draw:style-name="gr4" draw:text-style-name="P1" draw:layer="layout" svg:x1="4.7cm" svg:y1="0.9cm" svg:x2="4.7cm" svg:y2="3.4cm">
            <text:p/>
          </draw:line>
          <draw:frame draw:style-name="gr2" draw:layer="layout" svg:width="1.899cm" svg:height="0.357cm" svg:x="3.983cm" svg:y="3.4cm">
            <draw:text-box>
              <text:p>max_eau_sol</text:p>
            </draw:text-box>
          </draw:frame>
          <draw:frame draw:style-name="gr2" draw:layer="layout" svg:width="0.18cm" svg:height="0.357cm" svg:x="0.4cm" svg:y="3.301cm">
            <draw:text-box>
              <text:p>0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7T12:17:22</meta:creation-date>
    <dc:title>Graphiques</dc:title>
    <meta:editing-duration>PT1M40S</meta:editing-duration>
    <meta:editing-cycles>6</meta:editing-cycles>
    <meta:generator>LibreOffice/3.5$Linux_X86_64 LibreOffice_project/350m1$Build-2</meta:generator>
    <meta:initial-creator>GUEZ Lionel</meta:initial-creator>
    <dc:date>2014-07-03T16:46:57</dc:date>
    <dc:creator>GUEZ Lionel</dc:creator>
    <meta:document-statistic meta:object-count="14"/>
    <meta:template xlink:type="simple" xlink:actuate="onRequest" xlink:title="Graphiques" xlink:href="../../../../../../../.config/libreoffice/3/user/template/Graphiques.otg" meta:date="2014-06-17T12:17:22"/>
  </office:meta>
</office:document-meta>
</file>